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6d36" officeooo:paragraph-rsid="00076d36"/>
    </style:style>
    <style:style style:name="P2" style:family="paragraph" style:parent-style-name="Standard">
      <style:paragraph-properties fo:text-align="start" style:justify-single-word="false"/>
      <style:text-properties officeooo:rsid="00076d36" officeooo:paragraph-rsid="00076d36"/>
    </style:style>
    <style:style style:name="P3" style:family="paragraph" style:parent-style-name="Standard">
      <style:paragraph-properties fo:text-align="start" style:justify-single-word="false"/>
      <style:text-properties officeooo:rsid="00076d36" officeooo:paragraph-rsid="00220ee9"/>
    </style:style>
    <style:style style:name="P4" style:family="paragraph" style:parent-style-name="Standard">
      <style:text-properties officeooo:rsid="00076d36" officeooo:paragraph-rsid="00098750"/>
    </style:style>
    <style:style style:name="P5" style:family="paragraph" style:parent-style-name="Standard">
      <style:text-properties officeooo:rsid="00076d36" officeooo:paragraph-rsid="0022b418"/>
    </style:style>
    <style:style style:name="P6" style:family="paragraph" style:parent-style-name="Standard">
      <style:text-properties officeooo:rsid="00076d36" officeooo:paragraph-rsid="002d65ab"/>
    </style:style>
    <style:style style:name="P7" style:family="paragraph" style:parent-style-name="Standard">
      <style:text-properties officeooo:rsid="00076d36" officeooo:paragraph-rsid="0030c511"/>
    </style:style>
    <style:style style:name="P8" style:family="paragraph" style:parent-style-name="Standard">
      <style:text-properties officeooo:rsid="00076d36" officeooo:paragraph-rsid="0048f4bd"/>
    </style:style>
    <style:style style:name="P9" style:family="paragraph" style:parent-style-name="Standard">
      <style:text-properties officeooo:rsid="00076d36" officeooo:paragraph-rsid="004d2a2a"/>
    </style:style>
    <style:style style:name="P10" style:family="paragraph" style:parent-style-name="Standard">
      <style:text-properties officeooo:rsid="00076d36" officeooo:paragraph-rsid="00869667"/>
    </style:style>
    <style:style style:name="P11" style:family="paragraph" style:parent-style-name="Standard">
      <style:text-properties officeooo:rsid="00076d36" officeooo:paragraph-rsid="008846be"/>
    </style:style>
    <style:style style:name="P12" style:family="paragraph" style:parent-style-name="Standard">
      <style:text-properties officeooo:rsid="00076d36" officeooo:paragraph-rsid="008fc144"/>
    </style:style>
    <style:style style:name="P13" style:family="paragraph" style:parent-style-name="Standard">
      <style:text-properties officeooo:rsid="00076d36" officeooo:paragraph-rsid="00944a8c"/>
    </style:style>
    <style:style style:name="P14" style:family="paragraph" style:parent-style-name="Standard">
      <style:text-properties style:text-underline-style="solid" style:text-underline-width="auto" style:text-underline-color="font-color" officeooo:rsid="00076d36" officeooo:paragraph-rsid="00076d36"/>
    </style:style>
    <style:style style:name="P15" style:family="paragraph" style:parent-style-name="Standard">
      <style:text-properties style:text-underline-style="solid" style:text-underline-width="auto" style:text-underline-color="font-color" officeooo:rsid="00076d36" officeooo:paragraph-rsid="00098750"/>
    </style:style>
    <style:style style:name="P16" style:family="paragraph" style:parent-style-name="Standard">
      <style:text-properties style:text-underline-style="solid" style:text-underline-width="auto" style:text-underline-color="font-color" officeooo:rsid="00076d36" officeooo:paragraph-rsid="0022b418"/>
    </style:style>
    <style:style style:name="P17" style:family="paragraph" style:parent-style-name="Standard">
      <style:text-properties style:text-underline-style="solid" style:text-underline-width="auto" style:text-underline-color="font-color" officeooo:rsid="00076d36" officeooo:paragraph-rsid="002d65ab"/>
    </style:style>
    <style:style style:name="P18" style:family="paragraph" style:parent-style-name="Standard">
      <style:text-properties style:text-underline-style="solid" style:text-underline-width="auto" style:text-underline-color="font-color" officeooo:rsid="00076d36" officeooo:paragraph-rsid="0030c511"/>
    </style:style>
    <style:style style:name="P19" style:family="paragraph" style:parent-style-name="Standard">
      <style:text-properties style:text-underline-style="solid" style:text-underline-width="auto" style:text-underline-color="font-color" officeooo:rsid="00076d36" officeooo:paragraph-rsid="008fc144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076d36" officeooo:paragraph-rsid="00076d36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076d36" officeooo:paragraph-rsid="0022b418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076d36" officeooo:paragraph-rsid="0030c511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22b418" officeooo:paragraph-rsid="0022b418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officeooo:rsid="0014b151" officeooo:paragraph-rsid="0022b418"/>
    </style:style>
    <style:style style:name="P25" style:family="paragraph" style:parent-style-name="Standard">
      <style:text-properties fo:font-weight="bold" officeooo:rsid="00076d36" officeooo:paragraph-rsid="00076d36" style:font-weight-asian="bold" style:font-weight-complex="bold"/>
    </style:style>
    <style:style style:name="P26" style:family="paragraph" style:parent-style-name="Standard">
      <style:text-properties fo:font-weight="bold" officeooo:rsid="00076d36" officeooo:paragraph-rsid="002d65ab" style:font-weight-asian="bold" style:font-weight-complex="bold"/>
    </style:style>
    <style:style style:name="P27" style:family="paragraph" style:parent-style-name="Standard">
      <style:text-properties fo:font-weight="bold" officeooo:rsid="00076d36" officeooo:paragraph-rsid="0030c511" style:font-weight-asian="bold" style:font-weight-complex="bold"/>
    </style:style>
    <style:style style:name="P28" style:family="paragraph" style:parent-style-name="Standard">
      <style:text-properties fo:font-weight="bold" officeooo:rsid="00076d36" officeooo:paragraph-rsid="008fc144" style:font-weight-asian="bold" style:font-weight-complex="bold"/>
    </style:style>
    <style:style style:name="P29" style:family="paragraph" style:parent-style-name="Standard">
      <style:text-properties fo:font-weight="bold" officeooo:rsid="006e26cb" officeooo:paragraph-rsid="008fc144" style:font-weight-asian="bold" style:font-weight-complex="bold"/>
    </style:style>
    <style:style style:name="P30" style:family="paragraph" style:parent-style-name="Standard">
      <style:text-properties fo:font-weight="bold" officeooo:rsid="008fc144" officeooo:paragraph-rsid="008fc144" style:font-weight-asian="bold" style:font-weight-complex="bold"/>
    </style:style>
    <style:style style:name="P31" style:family="paragraph" style:parent-style-name="Standard">
      <style:text-properties fo:font-style="italic" fo:font-weight="bold" officeooo:rsid="00076d36" officeooo:paragraph-rsid="00076d36" style:font-style-asian="italic" style:font-weight-asian="bold" style:font-style-complex="italic" style:font-weight-complex="bold"/>
    </style:style>
    <style:style style:name="P32" style:family="paragraph" style:parent-style-name="Standard">
      <style:text-properties fo:font-style="italic" fo:font-weight="bold" officeooo:rsid="001206d0" officeooo:paragraph-rsid="002d65ab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font-style="italic" fo:font-weight="bold" officeooo:rsid="002d65ab" officeooo:paragraph-rsid="008fc144" style:font-style-asian="italic" style:font-weight-asian="bold" style:font-style-complex="italic" style:font-weight-complex="bold"/>
    </style:style>
    <style:style style:name="P34" style:family="paragraph" style:parent-style-name="Standard">
      <style:text-properties fo:font-style="italic" fo:font-weight="bold" officeooo:rsid="008fc144" officeooo:paragraph-rsid="008fc144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6pt" fo:font-weight="bold" officeooo:rsid="00076d36" officeooo:paragraph-rsid="00076d36" style:font-size-asian="16pt" style:font-weight-asian="bold" style:font-size-complex="16pt" style:font-weight-complex="bold"/>
    </style:style>
    <style:style style:name="P36" style:family="paragraph" style:parent-style-name="Standard">
      <style:text-properties officeooo:rsid="0014b151" officeooo:paragraph-rsid="0022b418"/>
    </style:style>
    <style:style style:name="P37" style:family="paragraph" style:parent-style-name="Standard">
      <style:text-properties officeooo:rsid="0014b151" officeooo:paragraph-rsid="002d65ab"/>
    </style:style>
    <style:style style:name="P38" style:family="paragraph" style:parent-style-name="Standard">
      <style:text-properties officeooo:rsid="0014b151" officeooo:paragraph-rsid="0085cdd0"/>
    </style:style>
    <style:style style:name="P39" style:family="paragraph" style:parent-style-name="Standard">
      <style:text-properties officeooo:rsid="0014b151" officeooo:paragraph-rsid="008fc144"/>
    </style:style>
    <style:style style:name="P40" style:family="paragraph" style:parent-style-name="Standard">
      <style:text-properties officeooo:paragraph-rsid="00076d36"/>
    </style:style>
    <style:style style:name="P41" style:family="paragraph" style:parent-style-name="Standard">
      <style:paragraph-properties fo:text-align="start" style:justify-single-word="false"/>
      <style:text-properties officeooo:paragraph-rsid="00220ee9"/>
    </style:style>
    <style:style style:name="P42" style:family="paragraph" style:parent-style-name="Standard">
      <style:text-properties officeooo:rsid="0025dbbe" officeooo:paragraph-rsid="002d65ab"/>
    </style:style>
    <style:style style:name="P43" style:family="paragraph" style:parent-style-name="Standard">
      <style:text-properties officeooo:rsid="004d2a2a" officeooo:paragraph-rsid="004d2a2a"/>
    </style:style>
    <style:style style:name="P44" style:family="paragraph" style:parent-style-name="Standard">
      <style:text-properties officeooo:rsid="004d2a2a" officeooo:paragraph-rsid="00780742"/>
    </style:style>
    <style:style style:name="P45" style:family="paragraph" style:parent-style-name="Standard">
      <style:text-properties officeooo:rsid="00565bd8" officeooo:paragraph-rsid="00565bd8"/>
    </style:style>
    <style:style style:name="P46" style:family="paragraph" style:parent-style-name="Standard">
      <style:text-properties officeooo:rsid="00565bd8" officeooo:paragraph-rsid="005787f6"/>
    </style:style>
    <style:style style:name="P47" style:family="paragraph" style:parent-style-name="Standard">
      <style:text-properties officeooo:rsid="00565bd8" officeooo:paragraph-rsid="0058c8b1"/>
    </style:style>
    <style:style style:name="P48" style:family="paragraph" style:parent-style-name="Standard">
      <style:text-properties officeooo:rsid="0070f35e" officeooo:paragraph-rsid="008fc144"/>
    </style:style>
    <style:style style:name="P49" style:family="paragraph" style:parent-style-name="Standard">
      <style:text-properties officeooo:rsid="0070f35e" officeooo:paragraph-rsid="00919bef"/>
    </style:style>
    <style:style style:name="P50" style:family="paragraph" style:parent-style-name="Standard" style:list-style-name="L1">
      <style:text-properties officeooo:rsid="00919bef" officeooo:paragraph-rsid="00919bef"/>
    </style:style>
    <style:style style:name="P51" style:family="paragraph" style:parent-style-name="Standard" style:list-style-name="L1">
      <style:text-properties officeooo:rsid="003b1854" officeooo:paragraph-rsid="008fc144"/>
    </style:style>
    <style:style style:name="P52" style:family="paragraph" style:parent-style-name="Standard" style:list-style-name="L1">
      <style:text-properties officeooo:rsid="00703dae" officeooo:paragraph-rsid="008fc144"/>
    </style:style>
    <style:style style:name="P53" style:family="paragraph" style:parent-style-name="Standard" style:list-style-name="L1">
      <style:text-properties officeooo:rsid="00120d58" officeooo:paragraph-rsid="002d65ab"/>
    </style:style>
    <style:style style:name="P54" style:family="paragraph" style:parent-style-name="Standard" style:list-style-name="L1">
      <style:text-properties officeooo:rsid="00076d36" officeooo:paragraph-rsid="002d65ab"/>
    </style:style>
    <style:style style:name="P55" style:family="paragraph" style:parent-style-name="Standard" style:list-style-name="L1">
      <style:text-properties officeooo:rsid="00076d36" officeooo:paragraph-rsid="00098750"/>
    </style:style>
    <style:style style:name="P56" style:family="paragraph" style:parent-style-name="Standard" style:list-style-name="L1">
      <style:text-properties officeooo:rsid="00076d36" officeooo:paragraph-rsid="00076d36"/>
    </style:style>
    <style:style style:name="P57" style:family="paragraph" style:parent-style-name="Standard" style:list-style-name="L2">
      <style:text-properties officeooo:rsid="00076d36" officeooo:paragraph-rsid="00076d36"/>
    </style:style>
    <style:style style:name="P58" style:family="paragraph" style:parent-style-name="Standard" style:list-style-name="L3">
      <style:text-properties officeooo:rsid="00076d36" officeooo:paragraph-rsid="00076d36"/>
    </style:style>
    <style:style style:name="P59" style:family="paragraph" style:parent-style-name="Standard" style:list-style-name="L1">
      <style:text-properties officeooo:rsid="0012ffe5" officeooo:paragraph-rsid="002d65ab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d65ab"/>
    </style:style>
    <style:style style:name="T3" style:family="text">
      <style:text-properties style:text-position="super 58%" officeooo:rsid="008fc144"/>
    </style:style>
    <style:style style:name="T4" style:family="text">
      <style:text-properties style:text-position="super 58%" officeooo:rsid="009556c1"/>
    </style:style>
    <style:style style:name="T5" style:family="text">
      <style:text-properties officeooo:rsid="00098750"/>
    </style:style>
    <style:style style:name="T6" style:family="text">
      <style:text-properties officeooo:rsid="000bc5a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08af7"/>
    </style:style>
    <style:style style:name="T10" style:family="text">
      <style:text-properties officeooo:rsid="00120d58"/>
    </style:style>
    <style:style style:name="T11" style:family="text">
      <style:text-properties officeooo:rsid="0012ffe5"/>
    </style:style>
    <style:style style:name="T12" style:family="text">
      <style:text-properties officeooo:rsid="0014b151"/>
    </style:style>
    <style:style style:name="T13" style:family="text">
      <style:text-properties officeooo:rsid="001860a9"/>
    </style:style>
    <style:style style:name="T14" style:family="text">
      <style:text-properties officeooo:rsid="00195afd"/>
    </style:style>
    <style:style style:name="T15" style:family="text">
      <style:text-properties officeooo:rsid="001bb99b"/>
    </style:style>
    <style:style style:name="T16" style:family="text">
      <style:text-properties officeooo:rsid="001d6f45"/>
    </style:style>
    <style:style style:name="T17" style:family="text">
      <style:text-properties officeooo:rsid="001ed408"/>
    </style:style>
    <style:style style:name="T18" style:family="text">
      <style:text-properties officeooo:rsid="00076d36"/>
    </style:style>
    <style:style style:name="T19" style:family="text">
      <style:text-properties fo:font-variant="normal" fo:text-transform="none" fo:color="#000000" style:font-name="Arial1" fo:font-size="9.75pt" fo:letter-spacing="normal" fo:font-style="normal" fo:font-weight="normal"/>
    </style:style>
    <style:style style:name="T20" style:family="text">
      <style:text-properties fo:font-variant="normal" fo:text-transform="none" style:font-name="Arial1" fo:font-size="9.75pt" fo:letter-spacing="normal" fo:font-style="normal" fo:font-weight="normal"/>
    </style:style>
    <style:style style:name="T21" style:family="text">
      <style:text-properties officeooo:rsid="0022b418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22b418"/>
    </style:style>
    <style:style style:name="T24" style:family="text">
      <style:text-properties officeooo:rsid="0025ca6e"/>
    </style:style>
    <style:style style:name="T25" style:family="text">
      <style:text-properties officeooo:rsid="002ab975"/>
    </style:style>
    <style:style style:name="T26" style:family="text">
      <style:text-properties officeooo:rsid="002d65ab"/>
    </style:style>
    <style:style style:name="T27" style:family="text">
      <style:text-properties officeooo:rsid="00396fce"/>
    </style:style>
    <style:style style:name="T28" style:family="text">
      <style:text-properties officeooo:rsid="003ebf55"/>
    </style:style>
    <style:style style:name="T29" style:family="text">
      <style:text-properties officeooo:rsid="004ae3d7"/>
    </style:style>
    <style:style style:name="T30" style:family="text">
      <style:text-properties officeooo:rsid="004d69ff"/>
    </style:style>
    <style:style style:name="T31" style:family="text">
      <style:text-properties officeooo:rsid="005012cd"/>
    </style:style>
    <style:style style:name="T32" style:family="text">
      <style:text-properties officeooo:rsid="0053312f"/>
    </style:style>
    <style:style style:name="T33" style:family="text">
      <style:text-properties officeooo:rsid="005a6839"/>
    </style:style>
    <style:style style:name="T34" style:family="text">
      <style:text-properties officeooo:rsid="005bbf96"/>
    </style:style>
    <style:style style:name="T35" style:family="text">
      <style:text-properties officeooo:rsid="005e22f4"/>
    </style:style>
    <style:style style:name="T36" style:family="text">
      <style:text-properties officeooo:rsid="005f279f"/>
    </style:style>
    <style:style style:name="T37" style:family="text">
      <style:text-properties officeooo:rsid="00642e0b"/>
    </style:style>
    <style:style style:name="T38" style:family="text">
      <style:text-properties officeooo:rsid="006760cf"/>
    </style:style>
    <style:style style:name="T39" style:family="text">
      <style:text-properties officeooo:rsid="0067a032"/>
    </style:style>
    <style:style style:name="T40" style:family="text">
      <style:text-properties officeooo:rsid="00698072"/>
    </style:style>
    <style:style style:name="T41" style:family="text">
      <style:text-properties officeooo:rsid="0069cc67"/>
    </style:style>
    <style:style style:name="T42" style:family="text">
      <style:text-properties officeooo:rsid="006b7e3e"/>
    </style:style>
    <style:style style:name="T43" style:family="text">
      <style:text-properties officeooo:rsid="006e049b"/>
    </style:style>
    <style:style style:name="T44" style:family="text">
      <style:text-properties officeooo:rsid="00703dae"/>
    </style:style>
    <style:style style:name="T45" style:family="text">
      <style:text-properties officeooo:rsid="00722e6f"/>
    </style:style>
    <style:style style:name="T46" style:family="text">
      <style:text-properties officeooo:rsid="00736a4e"/>
    </style:style>
    <style:style style:name="T47" style:family="text">
      <style:text-properties officeooo:rsid="0075cc7a"/>
    </style:style>
    <style:style style:name="T48" style:family="text">
      <style:text-properties officeooo:rsid="00760868"/>
    </style:style>
    <style:style style:name="T49" style:family="text">
      <style:text-properties officeooo:rsid="00780742"/>
    </style:style>
    <style:style style:name="T50" style:family="text">
      <style:text-properties officeooo:rsid="007edd44"/>
    </style:style>
    <style:style style:name="T51" style:family="text">
      <style:text-properties officeooo:rsid="0080b928"/>
    </style:style>
    <style:style style:name="T52" style:family="text">
      <style:text-properties officeooo:rsid="008e38c3"/>
    </style:style>
    <style:style style:name="T53" style:family="text">
      <style:text-properties officeooo:rsid="008fc144"/>
    </style:style>
    <style:style style:name="T54" style:family="text">
      <style:text-properties officeooo:rsid="00919bef"/>
    </style:style>
    <style:style style:name="T55" style:family="text">
      <style:text-properties officeooo:rsid="0092da82"/>
    </style:style>
    <style:style style:name="T56" style:family="text">
      <style:text-properties officeooo:rsid="009556c1"/>
    </style:style>
    <style:style style:name="T57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John Ryan Bard</text:p>
      <text:p text:style-name="P2"/>
      <text:p text:style-name="P3">2306 Robin Lane<text:tab/><text:tab/><text:tab/><text:tab/><text:span text:style-name="T5">Email: </text:span><text:a xlink:type="simple" xlink:href="mailto:john.ryan.bard@gmail.com" text:style-name="Internet_20_link" text:visited-style-name="Visited_20_Internet_20_Link">john.ryan.bard@gmail.com</text:a></text:p>
      <text:p text:style-name="P40"><text:span text:style-name="T18">Smyrna, GA 30080<text:tab/><text:tab/><text:tab/><text:tab/></text:span><text:span text:style-name="T19">LinkedIn: </text:span><text:a xlink:type="simple" xlink:href="http://www.linkedin.com/pub/john-bard/12/b5a/551" text:style-name="Internet_20_link" text:visited-style-name="Visited_20_Internet_20_Link"><text:span text:style-name="T20">http://www.linkedin.com/pub/john-bard/12/b5a/551</text:span></text:a></text:p>
      <text:p text:style-name="P41"><text:span text:style-name="T18">Cell: (678) 438-9941<text:tab/><text:tab/><text:tab/><text:tab/></text:span><text:span text:style-name="T19">GitHub: </text:span><text:a xlink:type="simple" xlink:href="https://github.com/RyanBard" text:style-name="Internet_20_link" text:visited-style-name="Visited_20_Internet_20_Link"><text:span text:style-name="T20">https://github.com/RyanBard</text:span></text:a></text:p>
      <text:p text:style-name="P1"/>
      <text:p text:style-name="P1"/>
      <text:p text:style-name="P23">PURPOSE</text:p>
      <text:p text:style-name="P5"/>
      <text:p text:style-name="P5"><text:tab/><text:span text:style-name="T21">To obtain a software developer position and grow in an interesting language or domain</text:span>.</text:p>
      <text:p text:style-name="P5"/>
      <text:p text:style-name="P5"><text:span text:style-name="T23">Interests</text:span><text:span text:style-name="T22">:</text:span></text:p>
      <text:p text:style-name="P16"/>
      <text:p text:style-name="P36">- <text:span text:style-name="T21">C<text:tab/><text:tab/><text:tab/><text:tab/><text:tab/>- Java<text:tab/><text:tab/><text:tab/><text:tab/>- Objective-C</text:span></text:p>
      <text:p text:style-name="P36">- <text:span text:style-name="T21">C++<text:tab/><text:tab/><text:tab/><text:tab/><text:tab/>- JavaScript<text:tab/><text:tab/><text:tab/>- Ruby</text:span></text:p>
      <text:p text:style-name="P36">- <text:span text:style-name="T49">Go<text:tab/><text:tab/><text:tab/><text:tab/><text:tab/>- Python<text:tab/><text:tab/><text:tab/>- Lisp</text:span></text:p>
      <text:p text:style-name="P24"/>
      <text:p text:style-name="P24"/>
      <text:p text:style-name="P21">WORK EXPERIENCE</text:p>
      <text:p text:style-name="P14"/>
      <text:p text:style-name="P28"><text:span text:style-name="T53">Feb</text:span> <text:span text:style-name="T53">20</text:span><text:span text:style-name="T1">th</text:span> 201<text:span text:style-name="T53">7</text:span> – <text:span text:style-name="T56">Apr 21</text:span><text:span text:style-name="T4">st</text:span><text:span text:style-name="T56"> 2017</text:span></text:p>
      <text:p text:style-name="P34">Home Depot</text:p>
      <text:p text:style-name="P30">Senior Java Developer</text:p>
      <text:p text:style-name="P28"/>
      <text:p text:style-name="P13"><text:tab/><text:span text:style-name="T55">Contributed to the d</text:span>evelop<text:span text:style-name="T55">ment of front-end and back-end software for a webapp to manage the products sold in stores.</text:span></text:p>
      <text:p text:style-name="P12"/>
      <text:p text:style-name="P12"/>
      <text:p text:style-name="P19">Achievements:</text:p>
      <text:p text:style-name="P12"/>
      <text:list xml:id="list8232394676545372856" text:style-name="L1">
        <text:list-item>
          <text:p text:style-name="P50">Quickly ramped up on domain and project knowledge</text:p>
        </text:list-item>
      </text:list>
      <text:p text:style-name="P12"/>
      <text:p text:style-name="P12"/>
      <text:p text:style-name="P19">Technologies:</text:p>
      <text:p text:style-name="P12"/>
      <text:p text:style-name="P48">- <text:span text:style-name="T50">Javascript<text:tab/></text:span><text:tab/><text:tab/>- <text:span text:style-name="T54">Spring Web MVC</text:span><text:tab/><text:tab/><text:tab/>- <text:span text:style-name="T54">git</text:span></text:p>
      <text:p text:style-name="P48">- AngularJS <text:span text:style-name="T46">1.5</text:span><text:tab/><text:tab/>- <text:span text:style-name="T54">Spring Data<text:tab/></text:span><text:tab/><text:tab/><text:tab/>- <text:span text:style-name="T54">bash</text:span></text:p>
      <text:p text:style-name="P48">- <text:span text:style-name="T48">Angular Material</text:span><text:tab/><text:tab/>- <text:span text:style-name="T54">Hibernate</text:span><text:tab/><text:tab/><text:tab/><text:tab/>- <text:span text:style-name="T54">curl</text:span></text:p>
      <text:p text:style-name="P49">- <text:span text:style-name="T54">Sass (CSS)<text:tab/><text:tab/><text:tab/></text:span>- <text:span text:style-name="T54">Junit<text:tab/></text:span><text:tab/><text:tab/><text:tab/><text:tab/>- <text:span text:style-name="T54">netcat</text:span></text:p>
      <text:p text:style-name="P49">- <text:span text:style-name="T54">JasmineJS</text:span><text:tab/><text:tab/><text:tab/>- <text:span text:style-name="T54">Guava</text:span><text:tab/><text:tab/><text:tab/><text:tab/>- <text:span text:style-name="T54">Postman</text:span></text:p>
      <text:p text:style-name="P49">- <text:span text:style-name="T54">Protractor</text:span><text:tab/><text:tab/><text:tab/>- <text:span text:style-name="T47">Jackson<text:tab/></text:span><text:tab/><text:tab/><text:tab/>- <text:span text:style-name="T54">Newman</text:span></text:p>
      <text:p text:style-name="P49">- <text:span text:style-name="T54">NodeJS</text:span><text:tab/><text:tab/><text:tab/>- <text:span text:style-name="T54">slf4j<text:tab/><text:tab/></text:span><text:tab/><text:tab/><text:tab/>- <text:span text:style-name="T54">IntelliJ</text:span></text:p>
      <text:p text:style-name="P49">- <text:span text:style-name="T54">Gulp<text:tab/></text:span><text:tab/><text:tab/><text:tab/>- <text:span text:style-name="T54">Gradle</text:span><text:tab/><text:tab/><text:tab/><text:tab/>- <text:span text:style-name="T54">Sublime Text</text:span></text:p>
      <text:p text:style-name="P48">- <text:span text:style-name="T54">Java 1.8<text:tab/><text:tab/></text:span><text:tab/>- <text:span text:style-name="T54">Mybatis</text:span></text:p>
      <text:p text:style-name="P48">- <text:span text:style-name="T54">Spring Boot</text:span><text:tab/><text:tab/><text:tab/>- <text:span text:style-name="T54">SQL (MySQL)</text:span></text:p>
      <text:p text:style-name="P39"/>
      <text:p text:style-name="P12"/>
      <text:p text:style-name="P19">Soft Skills:</text:p>
      <text:p text:style-name="P12"><text:soft-page-break/></text:p>
      <text:p text:style-name="P12">- <text:span text:style-name="T53">Pivotal Cloud Foundry<text:tab/>- Pivotal Tracker<text:tab/><text:tab/><text:tab/>- Github</text:span></text:p>
      <text:p text:style-name="P12">- <text:span text:style-name="T42">Jenkins</text:span></text:p>
      <text:p text:style-name="P12"/>
      <text:p text:style-name="P12"/>
      <text:p text:style-name="P28"><text:span text:style-name="T26">May</text:span> <text:span text:style-name="T26">12</text:span><text:span text:style-name="T1">th</text:span> 201<text:span text:style-name="T27">4</text:span> – <text:span text:style-name="T53">February 17</text:span><text:span text:style-name="T3">th</text:span><text:span text:style-name="T53"> 2017</text:span></text:p>
      <text:p text:style-name="P33">G<text:span text:style-name="T45">eorgia Tech Research Institute</text:span></text:p>
      <text:p text:style-name="P29">Research Scientist</text:p>
      <text:p text:style-name="P28"/>
      <text:p text:style-name="P12"><text:tab/>D<text:span text:style-name="T43">esigned and d</text:span>eveloped <text:span text:style-name="T26">front-end and back-end software for webapps mimicking google's services (mail, drive, etc.) but focussing on security.</text:span></text:p>
      <text:p text:style-name="P12"/>
      <text:p text:style-name="P12"/>
      <text:p text:style-name="P19">Achievements:</text:p>
      <text:p text:style-name="P12"/>
      <text:list xml:id="list185814184350078" text:continue-numbering="true" text:style-name="L1">
        <text:list-item>
          <text:p text:style-name="P51"><text:span text:style-name="T44">Met </text:span>aggressive deadline<text:span text:style-name="T29">s on a very late project</text:span></text:p>
        </text:list-item>
        <text:list-item>
          <text:p text:style-name="P52">Created the first unit tests for that project</text:p>
        </text:list-item>
        <text:list-item>
          <text:p text:style-name="P52">Researched and implemented significant parts of an SMTP &amp; IMAP server for a proof of concept in under a month</text:p>
        </text:list-item>
      </text:list>
      <text:p text:style-name="P12"/>
      <text:p text:style-name="P12"/>
      <text:p text:style-name="P19">Technologies:</text:p>
      <text:p text:style-name="P12"/>
      <text:p text:style-name="P48">- <text:span text:style-name="T50">Javascript<text:tab/></text:span><text:tab/><text:tab/>- <text:span text:style-name="T51">SELinux</text:span><text:tab/><text:tab/><text:tab/><text:tab/>- <text:span text:style-name="T47">PL/SQL</text:span></text:p>
      <text:p text:style-name="P48">- AngularJS 1.2-<text:span text:style-name="T46">1.5</text:span><text:tab/><text:tab/>- <text:span text:style-name="T51">TypeSafe Config</text:span><text:tab/><text:tab/><text:tab/>- <text:span text:style-name="T51">git</text:span></text:p>
      <text:p text:style-name="P48">- <text:span text:style-name="T48">Angular Material</text:span><text:tab/><text:tab/>- <text:span text:style-name="T48">Guava</text:span><text:tab/><text:tab/><text:tab/><text:tab/>- <text:span text:style-name="T51">NodeJS</text:span></text:p>
      <text:p text:style-name="P48">- UI Bootstap<text:tab/><text:tab/><text:tab/>- Guice<text:tab/><text:tab/><text:tab/><text:tab/>- <text:span text:style-name="T51">SMTP</text:span></text:p>
      <text:p text:style-name="P48">- LESS (CSS)<text:tab/><text:tab/><text:tab/>- Jackson<text:tab/><text:tab/><text:tab/><text:tab/>- <text:span text:style-name="T51">IMAP</text:span></text:p>
      <text:p text:style-name="P48">- RequireJS<text:tab/><text:tab/><text:tab/>- <text:span text:style-name="T47">JAX-RS (</text:span>Jersey<text:span text:style-name="T47">)</text:span><text:tab/><text:tab/><text:tab/>- <text:span text:style-name="T51">WireShark</text:span></text:p>
      <text:p text:style-name="P48">- Java 1.7<text:tab/><text:tab/><text:tab/>- Spring Web MVC<text:tab/><text:tab/><text:tab/>- <text:span text:style-name="T51">iptables</text:span></text:p>
      <text:p text:style-name="P48">- <text:span text:style-name="T50">JEE<text:tab/><text:tab/><text:tab/></text:span><text:tab/>- REST<text:tab/><text:tab/><text:tab/><text:tab/>- bash</text:p>
      <text:p text:style-name="P48">- Junit<text:tab/><text:tab/><text:tab/><text:tab/>- JSON<text:tab/><text:tab/><text:tab/><text:tab/>- curl</text:p>
      <text:p text:style-name="P48">- TestNG<text:tab/><text:tab/><text:tab/>- slf4j<text:tab/><text:tab/><text:tab/><text:tab/><text:tab/>- telnet</text:p>
      <text:p text:style-name="P48">- Groovy<text:tab/><text:tab/><text:tab/>- Tuckey UrlRewriteFilter<text:tab/><text:tab/>- <text:span text:style-name="T47">netcat</text:span></text:p>
      <text:p text:style-name="P48">- Spock<text:tab/><text:tab/><text:tab/>- JasmineJS<text:tab/><text:tab/><text:tab/><text:tab/>- Jmeter</text:p>
      <text:p text:style-name="P48">- Gradle<text:tab/><text:tab/><text:tab/>- Metrics <text:span text:style-name="T50">(Dropwizard)</text:span><text:tab/><text:tab/>- IntelliJ</text:p>
      <text:p text:style-name="P48">- <text:span text:style-name="T50">Gulp<text:tab/></text:span><text:tab/><text:tab/><text:tab/>- <text:span text:style-name="T50">AMQP (Apache Qpid)<text:tab/></text:span><text:tab/>- Sublime Text</text:p>
      <text:p text:style-name="P48">- <text:span text:style-name="T50">Maven<text:tab/></text:span><text:tab/><text:tab/>- <text:span text:style-name="T51">SQL (Oracle)<text:tab/></text:span><text:tab/><text:tab/>- <text:span text:style-name="T47">RHEL</text:span></text:p>
      <text:p text:style-name="P39"/>
      <text:p text:style-name="P12"/>
      <text:p text:style-name="P19">Soft Skills:</text:p>
      <text:p text:style-name="P12"/>
      <text:p text:style-name="P12">- <text:span text:style-name="T28">JIRA<text:tab/><text:tab/><text:tab/><text:tab/>- Stash/BitBucket<text:tab/><text:tab/><text:tab/>- Confluence</text:span></text:p>
      <text:p text:style-name="P12">- <text:span text:style-name="T42">Jenkins<text:tab/><text:tab/><text:tab/>- Bamboo</text:span></text:p>
      <text:p text:style-name="P12"/>
      <text:p text:style-name="P12"/>
      <text:p text:style-name="P28"><text:span text:style-name="T9">February</text:span> 4<text:span text:style-name="T1">th</text:span> 201<text:span text:style-name="T9">3</text:span> - <text:span text:style-name="T26">May 9</text:span><text:span text:style-name="T2">th</text:span><text:span text:style-name="T26"> 2014</text:span></text:p>
      <text:p text:style-name="P32">Ericsson</text:p>
      <text:p text:style-name="P26"><text:soft-page-break/>Senior Software Engineer</text:p>
      <text:p text:style-name="P26"/>
      <text:p text:style-name="P6"><text:tab/>Developed <text:span text:style-name="T10">back-end software that supports many aspects of Video On Demand. <text:s/>This included rentals, bookmarks, setup and teardown of HTTP / RTSP / DSMCC sessions, generating URLs for CDNs, applying concurrency restrictions, authenticating requests, saving statistics, and issuing alerts</text:span>.</text:p>
      <text:p text:style-name="P6"/>
      <text:p text:style-name="P6"/>
      <text:p text:style-name="P17">Achievements:</text:p>
      <text:p text:style-name="P6"/>
      <text:list xml:id="list185813088340367" text:continue-numbering="true" text:style-name="L1">
        <text:list-item>
          <text:p text:style-name="P53"><text:span text:style-name="T41">Created s</text:span>cripts and w<text:span text:style-name="T39">iki pages</text:span> for consistent dev deployment steps</text:p>
        </text:list-item>
        <text:list-item>
          <text:p text:style-name="P54"><text:span text:style-name="T41">Created the first automated smoke/i</text:span>ntegration tests</text:p>
        </text:list-item>
        <text:list-item>
          <text:p text:style-name="P53">Helped build tools for QA to <text:span text:style-name="T40">leverage when writing</text:span> automate<text:span text:style-name="T40">d</text:span> tests (sdk wrapper for auth testing, tweaked the RTSP <text:span text:style-name="T40">Jmeter </text:span>plugin, created a CDN simulator, <text:span text:style-name="T24">created a DSMCC Jmeter plugin</text:span>)</text:p>
        </text:list-item>
        <text:list-item>
          <text:p text:style-name="P54"><text:span text:style-name="T11">Fixed the </text:span>CI <text:span text:style-name="T41">configuration</text:span> (<text:span text:style-name="T11">adjusted when nightly builds ran, turned on unit test running</text:span>)</text:p>
        </text:list-item>
        <text:list-item>
          <text:p text:style-name="P59">Cleaned up <text:span text:style-name="T25">code in various</text:span> modules</text:p>
        </text:list-item>
      </text:list>
      <text:p text:style-name="P6"/>
      <text:p text:style-name="P6"/>
      <text:p text:style-name="P17">Technologies:</text:p>
      <text:p text:style-name="P6"/>
      <text:p text:style-name="P6">- <text:span text:style-name="T12">Erlang R15 &amp; R16<text:tab/><text:tab/><text:tab/>- JSON<text:tab/><text:tab/><text:tab/>- Mongoid 2</text:span></text:p>
      <text:p text:style-name="P37">- <text:span text:style-name="T38">Rebar</text:span><text:tab/><text:tab/><text:tab/><text:tab/>- <text:span text:style-name="T38">NoSQL (MongoDB)</text:span><text:tab/>- <text:span text:style-name="T38">git</text:span></text:p>
      <text:p text:style-name="P38">- <text:span text:style-name="T38">MochiWeb</text:span><text:tab/><text:tab/><text:tab/><text:tab/><text:span text:style-name="T18">- AMQP (RabbitMQ)<text:tab/><text:tab/></text:span>- <text:span text:style-name="T38">bash</text:span></text:p>
      <text:p text:style-name="P37">- <text:span text:style-name="T38">Cowboy<text:tab/><text:tab/><text:tab/><text:tab/></text:span>- <text:span text:style-name="T38">Ruby 1.9</text:span><text:tab/><text:tab/><text:tab/>- <text:span text:style-name="T38">yum</text:span></text:p>
      <text:p text:style-name="P37">- <text:span text:style-name="T38">WebMachine</text:span><text:tab/><text:tab/><text:tab/><text:tab/><text:span text:style-name="T18">- Ruby on Rails 3.2<text:tab/><text:tab/></text:span>- <text:span text:style-name="T38">Jenkins</text:span></text:p>
      <text:p text:style-name="P42">- <text:span text:style-name="T38">Meck</text:span><text:tab/><text:tab/><text:tab/><text:tab/><text:tab/>- <text:span text:style-name="T38">RVM</text:span><text:tab/><text:tab/><text:tab/><text:tab/>- <text:span text:style-name="T38">curl</text:span></text:p>
      <text:p text:style-name="P37">- <text:span text:style-name="T38">Emongo</text:span><text:tab/><text:tab/><text:tab/><text:tab/>- <text:span text:style-name="T38">Bundler</text:span><text:tab/><text:tab/><text:tab/>- <text:span text:style-name="T38">Jmeter</text:span></text:p>
      <text:p text:style-name="P6">- <text:span text:style-name="T38">REST<text:tab/><text:tab/><text:tab/><text:tab/>- Rake<text:tab/><text:tab/><text:tab/><text:tab/>- Java 1.7</text:span></text:p>
      <text:p text:style-name="P37">- <text:span text:style-name="T38">RTSP</text:span><text:tab/><text:tab/><text:tab/><text:tab/><text:tab/>- <text:span text:style-name="T38">Rspec</text:span><text:tab/><text:tab/><text:tab/>- <text:span text:style-name="T38">Sublime Text</text:span></text:p>
      <text:p text:style-name="P37">- <text:span text:style-name="T38">DSMCC<text:tab/><text:tab/><text:tab/><text:tab/>- Decent Exposure<text:tab/><text:tab/>- Eclipse</text:span></text:p>
      <text:p text:style-name="P37"/>
      <text:p text:style-name="P6"/>
      <text:p text:style-name="P17">Soft Skills:</text:p>
      <text:p text:style-name="P6"/>
      <text:p text:style-name="P6">- <text:span text:style-name="T12">Gitorious<text:tab/><text:tab/><text:tab/><text:tab/>- GitHub<text:tab/><text:tab/><text:tab/>- VersionOne</text:span></text:p>
      <text:p text:style-name="P26"/>
      <text:p text:style-name="P26">September 4<text:span text:style-name="T1">th</text:span> 2012 - January 18<text:span text:style-name="T1">th</text:span> 2013</text:p>
      <text:p text:style-name="P31">Altisource</text:p>
      <text:p text:style-name="P25">Senior Software Engineer</text:p>
      <text:p text:style-name="P25"/>
      <text:p text:style-name="P1"><text:tab/>Developed software involved in migrating backlog data and synchronizing live updates of that data from a legacy database to the new products' MySQL database.</text:p>
      <text:p text:style-name="P1"/>
      <text:p text:style-name="P1"/>
      <text:p text:style-name="P15">Achievements:</text:p>
      <text:p text:style-name="P4"/>
      <text:list xml:id="list185814295716219" text:continue-numbering="true" text:style-name="L1">
        <text:list-item>
          <text:p text:style-name="P55">Added the first true unit tests</text:p>
        </text:list-item>
        <text:list-item>
          <text:p text:style-name="P56">Cleaned up integration tests</text:p>
        </text:list-item>
        <text:list-item>
          <text:p text:style-name="P55"><text:soft-page-break/>Optimized and cleaned up the build</text:p>
        </text:list-item>
        <text:list-item>
          <text:p text:style-name="P55"><text:span text:style-name="T36">Prepared</text:span> the project for CI (Bamboo)</text:p>
        </text:list-item>
        <text:list-item>
          <text:p text:style-name="P55">Corrected anti-patterns throughout the project (and a few bugs)</text:p>
        </text:list-item>
        <text:list-item>
          <text:p text:style-name="P55">Cleaned up tons of compiler warnings</text:p>
        </text:list-item>
        <text:list-item>
          <text:p text:style-name="P55">Changed the process of developers running locally (and running integration tests) against a shared database to everyone running <text:span text:style-name="T37">against </text:span>their own local instance of MySQL</text:p>
        </text:list-item>
      </text:list>
      <text:p text:style-name="P1"/>
      <text:p text:style-name="P1"/>
      <text:p text:style-name="P14">Technologies:</text:p>
      <text:p text:style-name="P1"/>
      <text:p text:style-name="P1">- Java 1.7<text:tab/><text:tab/><text:tab/><text:tab/>- <text:span text:style-name="T35">Groovy</text:span><text:tab/><text:tab/><text:tab/><text:tab/>- <text:span text:style-name="T35">rpm</text:span></text:p>
      <text:p text:style-name="P1">- <text:span text:style-name="T35">Mockito</text:span><text:tab/><text:tab/><text:tab/><text:tab/>- <text:span text:style-name="T35">JSON</text:span><text:tab/><text:tab/><text:tab/><text:tab/>- <text:span text:style-name="T35">Chef</text:span></text:p>
      <text:p text:style-name="P10">- <text:span text:style-name="T35">Mybatis</text:span><text:tab/><text:tab/><text:tab/><text:tab/>- Maven 3<text:tab/><text:tab/><text:tab/><text:tab/>- AMQP <text:span text:style-name="T35">(</text:span>RabbitMQ<text:span text:style-name="T35">)</text:span></text:p>
      <text:p text:style-name="P11">- <text:span text:style-name="T35">Spring Integration</text:span><text:tab/><text:tab/><text:tab/>- <text:span text:style-name="T35">SQL (MySQL)</text:span><text:tab/><text:tab/><text:tab/>-<text:span text:style-name="T35"> Metrics (Yammer)</text:span></text:p>
      <text:p text:style-name="P4">- <text:span text:style-name="T35">Spring REST Client</text:span><text:tab/><text:tab/><text:tab/>- <text:span text:style-name="T35">git<text:tab/><text:tab/><text:tab/><text:tab/><text:tab/>- Eclipse</text:span></text:p>
      <text:p text:style-name="P4"/>
      <text:p text:style-name="P4"/>
      <text:p text:style-name="P15">Soft Skills:</text:p>
      <text:p text:style-name="P1"/>
      <text:p text:style-name="P1">- Bamboo<text:tab/><text:tab/><text:tab/><text:tab/>- Fisheye<text:tab/><text:tab/><text:tab/><text:tab/>- Confluence</text:p>
      <text:p text:style-name="P1">- J<text:span text:style-name="T34">IRA</text:span></text:p>
      <text:p text:style-name="P1"/>
      <text:p text:style-name="P1"/>
      <text:p text:style-name="P25">February 12<text:span text:style-name="T1">th</text:span> 2008 - August 31<text:span text:style-name="T1">st</text:span> 2012</text:p>
      <text:p text:style-name="P31">M<text:span text:style-name="T13">M</text:span>odal <text:span text:style-name="T8">(formerly</text:span> MedQuist<text:span text:style-name="T8">)</text:span></text:p>
      <text:p text:style-name="P25">Software Architect</text:p>
      <text:p text:style-name="P25"/>
      <text:p text:style-name="P1"><text:tab/>Architected, designed, and developed software for medical transcription services. Used various </text:p>
      <text:p text:style-name="P1">technologies including EJB, Hibernate, Spring, etc.</text:p>
      <text:p text:style-name="P1"/>
      <text:p text:style-name="P1"/>
      <text:p text:style-name="P14">Achievements:</text:p>
      <text:p text:style-name="P1"/>
      <text:list xml:id="list7124166027596396756" text:style-name="L2">
        <text:list-item>
          <text:p text:style-name="P57">Set up Splunk to index logs and email alerts for errors in dev, QA, and PT</text:p>
        </text:list-item>
        <text:list-item>
          <text:p text:style-name="P57">Refactored many pieces of legacy JDBC and stored procedure code to use Spring JdbcTemplate and JPA Entities</text:p>
        </text:list-item>
        <text:list-item>
          <text:p text:style-name="P57"><text:span text:style-name="T33">Ported over</text:span> a series of DB scripts to create a schema from scratch <text:span text:style-name="T33">from 1 project to another </text:span>so I could have a repeatable fresh environment separate from our shared dev environment (there was only the shared dev environment to test on for this project) </text:p>
        </text:list-item>
        <text:list-item>
          <text:p text:style-name="P57">With Talend Open Studio, I took a month to rewrite an archive and purge solution that took one of our DBAs a year to develop in PL/SQL (and didn't solve all of the requirements)</text:p>
        </text:list-item>
      </text:list>
      <text:p text:style-name="P1"/>
      <text:p text:style-name="P1"/>
      <text:p text:style-name="P14">Technologies:</text:p>
      <text:p text:style-name="P1"/>
      <text:p text:style-name="P45">- Java 1.5 &amp; 1.6<text:tab/><text:tab/>- JDBC<text:tab/><text:tab/><text:tab/>- Bash Scripting</text:p>
      <text:p text:style-name="P45">- Maven 2<text:tab/><text:tab/><text:tab/>- Selenium<text:tab/><text:tab/><text:tab/>- EJB3 (JTA, Stateless Session, MDBs,</text:p>
      <text:p text:style-name="P45">- JMS<text:tab/><text:tab/><text:tab/><text:tab/>- Talend Open Studio<text:tab/><text:tab/>Interceptors)</text:p>
      <text:p text:style-name="P45"><text:soft-page-break/>- Apache Struts1<text:tab/><text:tab/>- slf4j<text:tab/><text:tab/><text:tab/><text:tab/>- Splunk 3 &amp; 4</text:p>
      <text:p text:style-name="P45">- PMD<text:tab/><text:tab/><text:tab/><text:tab/>- Logging (JDK Logger)<text:tab/>- Batch Scripting</text:p>
      <text:p text:style-name="P45">- JBoss 4.0.5, 4.2, 4.3, &amp; 5.1<text:tab/>- SoapUI<text:tab/><text:tab/><text:tab/>- J2EE (JSP, Custom Taglibs, Servlets)</text:p>
      <text:p text:style-name="P45">- Tiles<text:tab/><text:tab/><text:tab/><text:tab/>- JProfiler<text:tab/><text:tab/><text:tab/>- XML (DOM, XSLT, Xpath, Xquery)</text:p>
      <text:p text:style-name="P46">- Cobertura<text:tab/><text:tab/><text:tab/>- Jaxb<text:tab/><text:tab/><text:tab/><text:tab/>- OSB (Oracle Service Bus - Oracle's ESB)</text:p>
      <text:p text:style-name="P47">- JMX MBeans<text:tab/><text:tab/>- AspectJ<text:tab/><text:tab/><text:tab/>- Python/IronPython/Jython</text:p>
      <text:p text:style-name="P45">- Java<text:span text:style-name="T52">s</text:span>cript<text:tab/><text:tab/><text:tab/>- Oracle Coherence (as a 2nd<text:tab/></text:p>
      <text:p text:style-name="P45">- JUnit 3 &amp; 4<text:tab/><text:tab/><text:tab/>level cache for Hibernate)<text:tab/>- Spring Framework (core, tx, ws, jdbc,</text:p>
      <text:p text:style-name="P45">- PL/SQL<text:tab/><text:tab/><text:tab/>- Groovy<text:tab/><text:tab/><text:tab/>webmvc)</text:p>
      <text:p text:style-name="P45">- <text:span text:style-name="T52">JPA (</text:span>Hibernate<text:span text:style-name="T52">)</text:span><text:tab/><text:tab/>- Velocity Templates<text:tab/><text:tab/>- C# (consumed our webservices by</text:p>
      <text:p text:style-name="P45">- EasyMock<text:tab/><text:tab/><text:tab/>- EJB2 (Stateless Session)<text:tab/>writing test apps in C#)</text:p>
      <text:p text:style-name="P45">- SQL (Oracle)<text:tab/><text:tab/>- sed/awk<text:tab/><text:tab/><text:tab/>- Eclipse</text:p>
      <text:p text:style-name="P1"/>
      <text:p text:style-name="P1"/>
      <text:p text:style-name="P25">August 1<text:span text:style-name="T1">st</text:span> 2007 - February 1<text:span text:style-name="T14">1</text:span><text:span text:style-name="T1">th</text:span> 2008</text:p>
      <text:p text:style-name="P31">Guru Software Services</text:p>
      <text:p text:style-name="P25">Software Engineer – Lead Developer</text:p>
      <text:p text:style-name="P25"/>
      <text:p text:style-name="P1"><text:tab/>I was the <text:span text:style-name="T17">L</text:span>ead <text:span text:style-name="T17">D</text:span>eveloper in the U.S. I interfaced with customers and managed an outsource team in India. I primarily developed in J2EE technologies with Eclipse. I used Spring Framework for </text:p>
      <text:p text:style-name="P1">dependency injection, Apache Commons for logging, and Hibernate for Object-Relational Mapping. I </text:p>
      <text:p text:style-name="P1">created and maintained webapps with JSP that were tested in Apache Tomcat and wrote the Ant build </text:p>
      <text:p text:style-name="P1">files for deployment (in both Windows and Linux environment). I also researched the control of scanners with JTwain and the re-writing of a TWAIN wrapper for Java.</text:p>
      <text:p text:style-name="P1"/>
      <text:p text:style-name="P14">Responsibilities:</text:p>
      <text:p text:style-name="P1"/>
      <text:list xml:id="list3949526143308799669" text:style-name="L3">
        <text:list-item>
          <text:p text:style-name="P58">Gather requirements from customer and fine tuned these requirements in daily/weekly meetings</text:p>
        </text:list-item>
        <text:list-item>
          <text:p text:style-name="P58">Design interfaces and create associated documentation (screen shots &amp; storyboards)</text:p>
        </text:list-item>
        <text:list-item>
          <text:p text:style-name="P58">Oversee the functionality &amp; development of the user interface</text:p>
        </text:list-item>
        <text:list-item>
          <text:p text:style-name="P58">Design the implementation and create the design documents (UML)</text:p>
        </text:list-item>
        <text:list-item>
          <text:p text:style-name="P58"><text:span text:style-name="T32">Estimate</text:span> the initial time bids for projects</text:p>
        </text:list-item>
        <text:list-item>
          <text:p text:style-name="P58"><text:span text:style-name="T32">C</text:span>ommunicat<text:span text:style-name="T32">e</text:span> the requirements to the outsource team in India</text:p>
        </text:list-item>
        <text:list-item>
          <text:p text:style-name="P58"><text:span text:style-name="T32">C</text:span>ode review (and intervene when problems arise)</text:p>
        </text:list-item>
        <text:list-item>
          <text:p text:style-name="P58">Q/A test in both Windows and Linux environment<text:span text:style-name="T32">s</text:span></text:p>
        </text:list-item>
        <text:list-item>
          <text:p text:style-name="P58"><text:span text:style-name="T32">C</text:span>ustomer acceptance test and <text:span text:style-name="T32">make </text:span>any modifications to the project</text:p>
        </text:list-item>
      </text:list>
      <text:p text:style-name="P1"/>
      <text:p text:style-name="P1"/>
      <text:p text:style-name="P14">Technologies:</text:p>
      <text:p text:style-name="P1"/>
      <text:p text:style-name="P1">- <text:span text:style-name="T15">Java 1.4<text:tab/><text:tab/><text:tab/><text:tab/>- Spring Framework<text:tab/><text:tab/>- Apache Tomcat</text:span></text:p>
      <text:p text:style-name="P1">- J2EE<text:tab/><text:tab/><text:tab/><text:tab/><text:tab/>- Apache <text:span text:style-name="T31">Ant</text:span><text:tab/><text:tab/><text:tab/>- <text:span text:style-name="T31">HTML</text:span></text:p>
      <text:p text:style-name="P1">- <text:span text:style-name="T31">Commons Logging (log4j)<text:tab/></text:span><text:tab/>- <text:span text:style-name="T31">JNI</text:span><text:tab/><text:tab/><text:tab/><text:tab/>- <text:span text:style-name="T31">CSS</text:span></text:p>
      <text:p text:style-name="P1">- <text:span text:style-name="T31">Jtwain/TWAIN</text:span><text:tab/><text:tab/><text:tab/>- <text:span text:style-name="T31">Hibernate</text:span><text:tab/><text:tab/><text:tab/>- <text:span text:style-name="T31">JSP</text:span></text:p>
      <text:p text:style-name="P1"/>
      <text:p text:style-name="P1"/>
      <text:p text:style-name="P27">May 21<text:span text:style-name="T1">st</text:span> 2007 - <text:span text:style-name="T16">July</text:span> <text:span text:style-name="T16">3</text:span>1<text:span text:style-name="T1">st</text:span> 2007</text:p>
      <text:p text:style-name="P27"><text:span text:style-name="T7">Guru Software Services</text:span> (via Georgia Tech)</text:p>
      <text:p text:style-name="P27"><text:soft-page-break/>Software Engineer – Team Lead</text:p>
      <text:p text:style-name="P27"/>
      <text:p text:style-name="P7"><text:tab/>I was the Team <text:span text:style-name="T17">L</text:span>ead in the development of the Rates Management Module of the Logi-soft </text:p>
      <text:p text:style-name="P7">software. We created a JSP webapp for managing shipping rates and calculating estimates for trucking </text:p>
      <text:p text:style-name="P7">costs. We used Hibernate for ORM and tested in Tomcat. In addition to developing the JSP pages and </text:p>
      <text:p text:style-name="P7">Hibernate code, I personally setup and managed a CVS repository as well as wrote the Ant build file and handled the deployment and delivery of the module to Guru Software Services.</text:p>
      <text:p text:style-name="P7"/>
      <text:p text:style-name="P7"/>
      <text:p text:style-name="P18">Technologies:</text:p>
      <text:p text:style-name="P7"/>
      <text:p text:style-name="P7">- <text:span text:style-name="T30">Java 1.4<text:tab/><text:tab/><text:tab/><text:tab/>- Hibernate<text:tab/><text:tab/><text:tab/>- CSS</text:span></text:p>
      <text:p text:style-name="P7">- J2EE<text:tab/><text:tab/><text:tab/><text:tab/><text:tab/>- Apache Tomcat<text:tab/><text:tab/>- JSP</text:p>
      <text:p text:style-name="P7">- Apache Ant<text:tab/><text:tab/><text:tab/><text:tab/>- <text:span text:style-name="T30">HTML</text:span></text:p>
      <text:p text:style-name="P8"/>
      <text:p text:style-name="P7"/>
      <text:p text:style-name="P22">HOBBIES</text:p>
      <text:p text:style-name="P1"/>
      <text:p text:style-name="P1"><text:tab/>Al<text:span text:style-name="T6">most al</text:span>l of my hobbies are centered around computers and technology. If the Zombie Apocalypse ever comes, I'm in trouble.</text:p>
      <text:p text:style-name="P1"/>
      <text:p text:style-name="P43">- JavaScript<text:tab/><text:tab/><text:tab/><text:tab/>- Clojure<text:tab/><text:tab/><text:tab/>- ANTLR</text:p>
      <text:p text:style-name="P43">- KnockoutJS<text:tab/><text:tab/><text:tab/><text:tab/>- YAWS<text:tab/><text:tab/><text:tab/>- Lex &amp; Yacc</text:p>
      <text:p text:style-name="P44">- NodeJS (Express, Mongoose)<text:tab/>- C<text:tab/><text:tab/><text:tab/><text:tab/>- Debian</text:p>
      <text:p text:style-name="P43">- <text:span text:style-name="T49">Python<text:tab/><text:tab/><text:tab/></text:span><text:tab/>- C++<text:tab/><text:tab/><text:tab/><text:tab/>- FreeBSD</text:p>
      <text:p text:style-name="P43">- Groovy<text:tab/><text:tab/><text:tab/><text:tab/>- Qt<text:tab/><text:tab/><text:tab/><text:tab/>- Lua</text:p>
      <text:p text:style-name="P43">- Grails<text:tab/><text:tab/><text:tab/><text:tab/>- GTK+<text:tab/><text:tab/><text:tab/>- WebRTC</text:p>
      <text:p text:style-name="P43">- <text:span text:style-name="T49">Raspberry Pi</text:span><text:tab/><text:tab/><text:tab/><text:tab/>- Arduino<text:tab/><text:tab/><text:tab/>- HTML5 (Canvas, LocalStorage,</text:p>
      <text:p text:style-name="P43">- Perl<text:tab/><text:tab/><text:tab/><text:tab/><text:tab/>- Objective-C<text:tab/><text:tab/><text:tab/>WebSocket, WebWorker)</text:p>
      <text:p text:style-name="P43">- Ruby<text:tab/><text:tab/><text:tab/><text:tab/><text:tab/>- Smalltalk<text:tab/><text:tab/><text:tab/>- Elixir</text:p>
      <text:p text:style-name="P43">- Rails<text:tab/><text:tab/><text:tab/><text:tab/><text:tab/>- MongoDB<text:tab/><text:tab/><text:tab/>- Homebrewing (beer, mead, cider)</text:p>
      <text:p text:style-name="P9"/>
      <text:p text:style-name="P1"/>
      <text:p text:style-name="P20">EDUCATION</text:p>
      <text:p text:style-name="P1"/>
      <text:p text:style-name="P25">B.S. in Computer Science</text:p>
      <text:p text:style-name="P31">Georgia Institute of Technology</text:p>
      <text:p text:style-name="P25">Graduated: December 2007</text:p>
      <text:p text:style-name="P25">GPA: 3.05</text:p>
      <text:p text:style-name="P25">Major GPA: 3.44</text:p>
      <text:p text:style-name="P25"/>
      <text:p text:style-name="P1"/>
      <text:p text:style-name="P20">REFERENCES</text:p>
      <text:p text:style-name="P1"/>
      <text:p text:style-name="P1">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20H55M3S</meta:editing-duration>
    <meta:editing-cycles>139</meta:editing-cycles>
    <meta:generator>LibreOffice/4.4.3.2$Linux_X86_64 LibreOffice_project/40m0$Build-2</meta:generator>
    <dc:date>2017-06-16T18:58:12.305876508</dc:date>
    <meta:print-date>2014-09-28T23:55:10.308000000</meta:print-date>
    <meta:document-statistic meta:table-count="0" meta:image-count="0" meta:object-count="0" meta:page-count="6" meta:paragraph-count="181" meta:word-count="1471" meta:character-count="8731" meta:non-whitespace-character-count="7080"/>
    <meta:user-defined meta:name="Info 1"/>
    <meta:user-defined meta:name="Info 2"/>
    <meta:user-defined meta:name="Info 3"/>
    <meta:user-defined meta:name="Info 4"/>
  </office:meta>
</office:document-meta>
</file>